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ctional Requirements Document</text:p>
      <text:p text:style-name="P1">Smart Customer Segmentation Platform</text:p>
      <text:p text:style-name="Standard"/>
      <text:p text:style-name="Standard">1. Introduction</text:p>
      <text:p text:style-name="Standard">This document details the functional requirements for the Smart Customer Segmentation Platform, a tool for bank branch operations managers to classify customers into Platinum, Gold, and Silver tiers based on account value and transaction behavior. The platform aims to simplify customer management and enable tailored service delivery without requiring advanced analytics expertise.</text:p>
      <text:p text:style-name="Standard"/>
      <text:p text:style-name="Standard">2. User Roles &amp; Permissions</text:p>
      <text:p text:style-name="Standard">2.1. Administrator</text:p>
      <text:p text:style-name="Standard">- Can log in via a secure login screen.</text:p>
      <text:p text:style-name="Standard">- Can access and configure the Rule Engine to define or modify segmentation rules.</text:p>
      <text:p text:style-name="Standard">- Can view the Dashboard but cannot export customer data.</text:p>
      <text:p text:style-name="Standard"/>
      <text:p text:style-name="Standard">2.2. Branch Manager</text:p>
      <text:p text:style-name="Standard">- Can log in via a secure login screen.</text:p>
      <text:p text:style-name="Standard">- Can view the Dashboard with segmented customer data.</text:p>
      <text:p text:style-name="Standard">- Can export customer segmentation data as CSV or PDF.</text:p>
      <text:p text:style-name="Standard">- Cannot modify segmentation rules.</text:p>
      <text:p text:style-name="Standard"/>
      <text:p text:style-name="Standard">3. Authentication &amp; Authorization</text:p>
      <text:p text:style-name="Standard">3.1. The system must provide a login screen with role selection (“Administrator” or “Branch Manager”).</text:p>
      <text:p text:style-name="Standard">3.2. User credentials must be securely stored and validated.</text:p>
      <text:p text:style-name="Standard">3.3. Access to features must be restricted based on user role.</text:p>
      <text:p text:style-name="Standard"/>
      <text:p text:style-name="Standard">4. Rule Engine</text:p>
      <text:p text:style-name="Standard">4.1. The Rule Engine must allow Administrators to define, view, and update rules for customer segmentation.</text:p>
      <text:p text:style-name="Standard">4.2. Rules must support configuration based on:</text:p>
      <text:p text:style-name="Standard"> a. Account value thresholds (e.g., minimum balance for Platinum).</text:p>
      <text:p text:style-name="Standard"> b. Transaction frequency/activity (e.g., number of transactions per month).</text:p>
      <text:p text:style-name="Standard">4.3. Rules must be saved persistently and applied automatically to all customer data.</text:p>
      <text:p text:style-name="Standard"/>
      <text:p text:style-name="Standard">5. Customer Segmentation Logic</text:p>
      <text:p text:style-name="Standard">5.1. The system must automatically classify customers into:</text:p>
      <text:p text:style-name="Standard"> a. Platinum: High account value and frequent transactions.</text:p>
      <text:p text:style-name="Standard"> b. Gold: Moderate account value and activity.</text:p>
      <text:p text:style-name="Standard"> c. Silver: Low account value and minimal activity.</text:p>
      <text:p text:style-name="Standard">5.2. The classification must update in real-time or on a scheduled basis when customer data or rules change.</text:p>
      <text:p text:style-name="Standard"/>
      <text:p text:style-name="Standard">6. Dashboard</text:p>
      <text:p text:style-name="Standard">6.1. The Dashboard must display:</text:p>
      <text:p text:style-name="Standard"> a. List of customers segmented by tier (Platinum, Gold, Silver).</text:p>
      <text:p text:style-name="Standard"> b. Customer profiles (name, contact, account number, etc.).</text:p>
      <text:p text:style-name="Standard"> c. Financial details (account value, recent transactions, etc.).</text:p>
      <text:p text:style-name="Standard"> d. Filters for searching/sorting by tier, account value, activity, or other attributes.</text:p>
      <text:p text:style-name="Standard"><text:soft-page-break/> e. Summary totals for each segment (e.g., number of Platinum customers, total value per segment).</text:p>
      <text:p text:style-name="Standard">6.2. The Dashboard must be accessible to both Administrators and Branch Managers, with export options limited to Branch Managers.</text:p>
      <text:p text:style-name="Standard"/>
      <text:p text:style-name="Standard">7. Export Functionality</text:p>
      <text:p text:style-name="Standard">7.1. Branch Managers must be able to export the current view of segmented customer data as:</text:p>
      <text:p text:style-name="Standard"> a. CSV file</text:p>
      <text:p text:style-name="Standard"> b. PDF document</text:p>
      <text:p text:style-name="Standard">7.2. Exported files must include all visible customer data and applied filters.</text:p>
      <text:p text:style-name="Standard"/>
      <text:p text:style-name="Standard">8. Data Management</text:p>
      <text:p text:style-name="Standard">8.1. The system must securely store customer data, segmentation rules, and user credentials.</text:p>
      <text:p text:style-name="Standard">8.2. All data must be protected in transit and at rest, following banking security standards.</text:p>
      <text:p text:style-name="Standard"/>
      <text:p text:style-name="Standard">9. Usability &amp; Accessibility</text:p>
      <text:p text:style-name="Standard">9.1. The user interface must be simple, intuitive, and require minimal training.</text:p>
      <text:p text:style-name="Standard">9.2. The platform must be accessible via standard web browsers and responsive to different screen sizes.</text:p>
      <text:p text:style-name="Standard"/>
      <text:p text:style-name="Standard">10. Non-Functional Requirements</text:p>
      <text:p text:style-name="Standard">10.1. Performance: The system must process and display segmentation results for up to 10,000 customers within 5 seconds.</text:p>
      <text:p text:style-name="Standard">10.2. Reliability: The system must be available 99.9% of business hours.</text:p>
      <text:p text:style-name="Standard">10.3. Auditability: All rule changes and exports must be logged with user, timestamp, and action details.</text:p>
      <text:p text:style-name="Standard"/>
      <text:p text:style-name="Standard">11. Out of Scope</text:p>
      <text:p text:style-name="Standard">- Advanced analytics, machine learning, or predictive modeling.</text:p>
      <text:p text:style-name="Standard">- Customer communication or campaign management modu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 Reyes</meta:initial-creator>
    <meta:creation-date>2026-03-03T16:03:05.69</meta:creation-date>
    <meta:document-statistic meta:table-count="0" meta:image-count="0" meta:object-count="0" meta:page-count="2" meta:paragraph-count="56" meta:word-count="532" meta:character-count="3542"/>
    <dc:date>2026-03-03T16:06:29.53</dc:date>
    <dc:creator>Andre Reyes</dc:creator>
    <meta:editing-duration>PT3M24S</meta:editing-duration>
    <meta:editing-cycles>1</meta:editing-cycles>
    <meta:generator>OpenOffice/4.1.15$Win32 OpenOffice.org_project/4115m2$Build-9813</meta:generator>
  </office:meta>
</office:document-meta>
</file>